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padding-top="0.124cm" fo:padding-bottom="0.124cm" fo:padding-left="0.249cm" fo:padding-right="0.249cm"/>
    </style:style>
    <style:style style:name="gr2" style:family="graphic" style:parent-style-name="standard">
      <style:graphic-properties svg:stroke-width="0.05cm" svg:stroke-color="#ff0000" draw:marker-start-width="0.379cm" draw:marker-end-width="0.379cm" draw:textarea-horizontal-align="center" draw:textarea-vertical-align="middle" fo:padding-top="0.149cm" fo:padding-bottom="0.149cm" fo:padding-left="0.274cm" fo:padding-right="0.274cm"/>
    </style:style>
    <style:style style:name="gr3" style:family="graphic" style:parent-style-name="standard">
      <style:graphic-properties svg:stroke-width="0.05cm" svg:stroke-color="#008000" draw:marker-start-width="0.379cm" draw:marker-end="Arrow" draw:marker-end-width="0.227cm" draw:textarea-horizontal-align="center" draw:textarea-vertical-align="middle" fo:padding-top="0.149cm" fo:padding-bottom="0.149cm" fo:padding-left="0.274cm" fo:padding-right="0.274cm"/>
    </style:style>
    <style:style style:name="gr4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471cm" fo:padding-top="0.124cm" fo:padding-bottom="0.124cm" fo:padding-left="0.249cm" fo:padding-right="0.249cm"/>
    </style:style>
    <style:style style:name="gr5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827cm" fo:padding-top="0.124cm" fo:padding-bottom="0.124cm" fo:padding-left="0.249cm" fo:padding-right="0.249cm"/>
    </style:style>
    <style:style style:name="gr6" style:family="graphic" style:parent-style-name="standard">
      <style:graphic-properties svg:stroke-width="0.05cm" svg:stroke-color="#ff0000" draw:marker-start-width="0.379cm" draw:marker-end="Arrow" draw:marker-end-width="0.229cm" draw:textarea-horizontal-align="center" draw:textarea-vertical-align="middle" fo:padding-top="0.149cm" fo:padding-bottom="0.149cm" fo:padding-left="0.274cm" fo:padding-right="0.274cm"/>
    </style:style>
    <style:style style:name="gr7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585cm" fo:padding-top="0.124cm" fo:padding-bottom="0.124cm" fo:padding-left="0.249cm" fo:padding-right="0.249cm"/>
    </style:style>
    <style:style style:name="gr8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2.026cm" fo:padding-top="0.124cm" fo:padding-bottom="0.124cm" fo:padding-left="0.249cm" fo:padding-right="0.249cm"/>
    </style:style>
    <style:style style:name="gr9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2.627cm" fo:padding-top="0.124cm" fo:padding-bottom="0.124cm" fo:padding-left="0.249cm" fo:padding-right="0.249cm"/>
    </style:style>
    <style:style style:name="gr10" style:family="graphic" style:parent-style-name="standard">
      <style:graphic-properties draw:stroke="dash" draw:stroke-dash="Fine_20_Dotted" draw:marker-end="Arrow" draw:marker-end-width="0.203cm"/>
    </style:style>
    <style:style style:name="gr11" style:family="graphic" style:parent-style-name="standard">
      <style:graphic-properties svg:stroke-width="0.05cm" svg:stroke-color="#ff0000" draw:marker-start-width="0.379cm" draw:marker-end="Arrow" draw:marker-end-width="0.229cm" draw:textarea-horizontal-align="center" draw:textarea-vertical-align="middle" fo:padding-top="0.149cm" fo:padding-bottom="0.149cm" fo:padding-left="0.274cm" fo:padding-right="0.274cm"/>
    </style:style>
    <style:style style:name="gr12" style:family="graphic" style:parent-style-name="standard">
      <style:graphic-properties svg:stroke-width="0.05cm" svg:stroke-color="#008000" draw:marker-start-width="0.379cm" draw:marker-end="Arrow" draw:marker-end-width="0.227cm" draw:textarea-horizontal-align="center" draw:textarea-vertical-align="middle" fo:padding-top="0.149cm" fo:padding-bottom="0.149cm" fo:padding-left="0.274cm" fo:padding-right="0.274cm"/>
    </style:style>
    <style:style style:name="P1" style:family="paragraph">
      <style:paragraph-properties fo:margin-left="0cm" fo:margin-right="0cm" fo:text-align="center" fo:text-indent="0cm"/>
      <style:text-properties fo:font-size="8pt"/>
    </style:style>
    <style:style style:name="P2" style:family="paragraph">
      <style:paragraph-properties fo:margin-left="0cm" fo:margin-right="0cm" fo:text-align="center" fo:text-indent="0cm"/>
      <style:text-properties fo:font-size="8pt" style:font-size-asian="9pt" style:font-size-complex="9pt"/>
    </style:style>
    <style:style style:name="P3" style:family="paragraph">
      <style:paragraph-properties fo:text-align="center"/>
      <style:text-properties fo:font-size="8pt"/>
    </style:style>
    <style:style style:name="P4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font-size-asian="9pt" style:font-size-complex="9pt"/>
    </style:style>
    <style:style style:name="T2" style:family="text">
      <style:text-properties style:font-size-asian="8pt" style:font-size-complex="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2.562cm" svg:height="0.857cm" svg:x="18.114cm" svg:y="2.674cm">
          <text:p text:style-name="P1"><text:span text:style-name="T1">ProtoMeta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2" draw:text-style-name="P3" draw:layer="layout" draw:type="curve" svg:x1="18.114cm" svg:y1="3.102cm" svg:x2="19.394cm" svg:y2="2.674cm" draw:start-shape="id1" draw:start-glue-point="6" draw:end-shape="id1" draw:end-glue-point="4" svg:d="m18114 3102c-750 0-625-465-118-760s1398-419 1398 332">
          <text:p/>
        </draw:connector>
        <draw:connector draw:style-name="gr3" draw:text-style-name="P3" draw:layer="layout" draw:type="curve" draw:line-skew="-0.216cm -0.215cm" svg:x1="18.114cm" svg:y1="3.102cm" svg:x2="19.394cm" svg:y2="2.674cm" draw:start-shape="id1" draw:start-glue-point="6" draw:end-shape="id1" draw:end-glue-point="4" svg:d="m18114 3102c-1074 0-895-572-307-948s1587-554 1587 520">
          <text:p/>
        </draw:connector>
        <draw:custom-shape draw:style-name="gr4" draw:text-style-name="P4" draw:id="id2" draw:layer="layout" svg:width="3.653cm" svg:height="0.915cm" svg:x="16.215cm" svg:y="6.433cm">
          <text:p text:style-name="P1"><text:span text:style-name="T2">ClassSeparation</text:span></text:p>
          <draw:enhanced-geometry svg:viewBox="0 0 21600 21600" draw:glue-points="10800 0 3160 3160 0 10800 3160 18440 10800 21600 18440 18440 21600 10800 18440 3160" draw:text-areas="3180 3180 18420 18420" draw:mirror-horizontal="false" draw:mirror-vertical="false" draw:type="flowchart-connector" draw:enhanced-path="U 10800 10800 10800 10800 0 23592960 Z N"/>
        </draw:custom-shape>
        <draw:connector draw:style-name="gr3" draw:text-style-name="P3" draw:layer="layout" draw:type="curve" draw:line-skew="0.456cm" svg:x1="18.041cm" svg:y1="6.433cm" svg:x2="19.395cm" svg:y2="3.531cm" draw:start-shape="id2" draw:start-glue-point="4" draw:end-shape="id1" svg:d="m18041 6433c0-1494 1354-43 1354-2902">
          <text:p/>
        </draw:connector>
        <draw:custom-shape draw:style-name="gr4" draw:text-style-name="P2" draw:id="id3" draw:layer="layout" svg:width="3.005cm" svg:height="0.915cm" svg:x="11.321cm" svg:y="12.141cm">
          <text:p text:style-name="P1"><text:span text:style-name="T1">Proto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12.823cm" svg:y1="12.141cm" svg:x2="16.748cm" svg:y2="7.213cm" draw:start-shape="id3" draw:start-glue-point="4" draw:end-shape="id2" draw:end-glue-point="7" svg:d="m12823 12141c0-3595 3925-1132 3925-4928">
          <text:p/>
        </draw:connector>
        <draw:custom-shape draw:style-name="gr5" draw:text-style-name="P2" draw:id="id4" draw:layer="layout" svg:width="3.295cm" svg:height="0.915cm" svg:x="16.111cm" svg:y="10.236cm">
          <text:p text:style-name="P1"><text:span text:style-name="T1">ProtoAttribut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17.758cm" svg:y1="10.236cm" svg:x2="16.748cm" svg:y2="7.213cm" draw:start-shape="id4" draw:start-glue-point="4" draw:end-shape="id2" draw:end-glue-point="7" svg:d="m17758 10236c0-2167-1010-656-1010-3023">
          <text:p/>
        </draw:connector>
        <draw:custom-shape draw:style-name="gr4" draw:text-style-name="P2" draw:id="id5" draw:layer="layout" svg:width="2.791cm" svg:height="0.915cm" svg:x="22.965cm" svg:y="10.871cm">
          <text:p text:style-name="P1"><text:span text:style-name="T1">Inheritanc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6" draw:text-style-name="P3" draw:layer="layout" draw:type="curve" svg:x1="24.36cm" svg:y1="10.871cm" svg:x2="19.363cm" svg:y2="7.228cm" draw:start-shape="id5" draw:start-glue-point="4" svg:d="m24360 10871c0-3108-4997-1287-4997-3643">
          <text:p/>
        </draw:connector>
        <draw:connector draw:style-name="gr3" draw:text-style-name="P3" draw:layer="layout" draw:type="curve" svg:x1="24.36cm" svg:y1="10.871cm" svg:x2="19.332cm" svg:y2="7.213cm" draw:start-shape="id5" draw:start-glue-point="4" draw:end-shape="id2" draw:end-glue-point="9" svg:d="m24360 10871c0-2643-5028-814-5028-3658">
          <text:p/>
        </draw:connector>
        <draw:custom-shape draw:style-name="gr7" draw:text-style-name="P2" draw:id="id6" draw:layer="layout" svg:width="3.257cm" svg:height="0.917cm" svg:x="22.498cm" svg:y="14.679cm">
          <text:p text:style-name="P1"><text:span text:style-name="T1">ClassMethod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6" draw:text-style-name="P3" draw:layer="layout" draw:type="curve" svg:x1="25.277cm" svg:y1="14.812cm" svg:x2="25.347cm" svg:y2="11.651cm" draw:start-shape="id6" draw:start-glue-point="11" draw:end-shape="id5" draw:end-glue-point="9" svg:d="m25277 14812c0-2370 70-790 70-3161">
          <text:p/>
        </draw:connector>
        <draw:connector draw:style-name="gr3" draw:text-style-name="P3" draw:layer="layout" draw:type="curve" svg:x1="22.973cm" svg:y1="14.812cm" svg:x2="23.372cm" svg:y2="11.651cm" draw:start-shape="id6" draw:start-glue-point="5" draw:end-shape="id5" draw:end-glue-point="7" svg:d="m22973 14812c0-2370 399-790 399-3161">
          <text:p/>
        </draw:connector>
        <draw:custom-shape draw:style-name="gr8" draw:text-style-name="P2" draw:id="id7" draw:layer="layout" svg:width="4.015cm" svg:height="0.917cm" svg:x="13.469cm" svg:y="15.958cm">
          <text:p text:style-name="P1"><text:span text:style-name="T1">ProtoClass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6" draw:text-style-name="P3" draw:layer="layout" draw:type="curve" svg:x1="14.055cm" svg:y1="16.091cm" svg:x2="12.823cm" svg:y2="13.056cm" draw:start-shape="id7" draw:start-glue-point="5" draw:end-shape="id3" svg:d="m14055 16091c0-2377-1232-860-1232-3035">
          <text:p/>
        </draw:connector>
        <draw:connector draw:style-name="gr3" draw:text-style-name="P3" draw:layer="layout" draw:type="curve" svg:x1="16.895cm" svg:y1="16.091cm" svg:x2="23.372cm" svg:y2="11.651cm" draw:start-shape="id7" draw:start-glue-point="11" draw:end-shape="id5" draw:end-glue-point="7" svg:d="m16895 16091c0-3330 6477-1110 6477-4440">
          <text:p/>
        </draw:connector>
        <draw:custom-shape draw:style-name="gr9" draw:text-style-name="P2" draw:id="id8" draw:layer="layout" svg:width="4.429cm" svg:height="0.917cm" svg:x="20.692cm" svg:y="34.646cm">
          <text:p text:style-name="P1"><text:span text:style-name="T1">Attribut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6" draw:text-style-name="P3" draw:layer="layout" draw:type="curve" draw:line-skew="-2.292cm" svg:x1="24.471cm" svg:y1="34.779cm" svg:x2="18.679cm" svg:y2="22.446cm" draw:start-shape="id8" draw:start-glue-point="11" draw:end-shape="id9" draw:end-glue-point="9" svg:d="m24471 34779c0-12687-5792-6521-5792-12333">
          <text:p/>
        </draw:connector>
        <draw:connector draw:style-name="gr3" draw:text-style-name="P3" draw:layer="layout" draw:type="curve" svg:x1="21.339cm" svg:y1="34.779cm" svg:x2="14.354cm" svg:y2="27.808cm" draw:start-shape="id8" draw:start-glue-point="5" draw:end-shape="id10" draw:end-glue-point="7" svg:d="m21339 34779c0-5227-6985-1742-6985-6971">
          <text:p/>
        </draw:connector>
        <draw:custom-shape draw:style-name="gr9" draw:text-style-name="P2" draw:id="id11" draw:layer="layout" svg:width="4.429cm" svg:height="0.917cm" svg:x="21.962cm" svg:y="17.219cm">
          <text:p text:style-name="P1"><text:span text:style-name="T1">Handler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6" draw:text-style-name="P3" draw:layer="layout" draw:type="curve" svg:x1="25.741cm" svg:y1="17.352cm" svg:x2="25.277cm" svg:y2="15.461cm" draw:start-shape="id11" draw:start-glue-point="11" draw:end-shape="id6" draw:end-glue-point="9" svg:d="m25741 17352c0-1417-464-472-464-1891">
          <text:p/>
        </draw:connector>
        <draw:connector draw:style-name="gr3" draw:text-style-name="P3" draw:layer="layout" draw:type="curve" svg:x1="22.609cm" svg:y1="17.352cm" svg:x2="22.973cm" svg:y2="15.461cm" draw:start-shape="id11" draw:start-glue-point="5" draw:end-shape="id6" draw:end-glue-point="7" svg:d="m22609 17352c0-1417 364-472 364-1891">
          <text:p/>
        </draw:connector>
        <draw:custom-shape draw:style-name="gr9" draw:text-style-name="P2" draw:id="id9" draw:layer="layout" svg:width="4.955cm" svg:height="0.917cm" svg:x="14.45cm" svg:y="21.664cm">
          <text:p text:style-name="P1"><text:span text:style-name="T1">AdvancedProtoAttribut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6" draw:text-style-name="P3" draw:layer="layout" draw:type="curve" svg:x1="18.679cm" svg:y1="21.797cm" svg:x2="17.758cm" svg:y2="11.151cm" draw:start-shape="id9" draw:start-glue-point="11" draw:end-shape="id4" draw:end-glue-point="8" svg:d="m18679 21797c0-8085-921-2762-921-10646">
          <text:p/>
        </draw:connector>
        <draw:connector draw:style-name="gr3" draw:text-style-name="P3" draw:layer="layout" draw:type="curve" svg:x1="15.174cm" svg:y1="21.797cm" svg:x2="22.609cm" svg:y2="18.001cm" draw:start-shape="id9" draw:start-glue-point="5" draw:end-shape="id11" draw:end-glue-point="7" svg:d="m15174 21797c0-2847 7435-949 7435-3796">
          <text:p/>
        </draw:connector>
        <draw:custom-shape draw:style-name="gr9" draw:text-style-name="P2" draw:id="id12" draw:layer="layout" svg:width="4.429cm" svg:height="0.917cm" svg:x="21.946cm" svg:y="21.391cm">
          <text:p text:style-name="P1"><text:span text:style-name="T1">Role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6" draw:text-style-name="P3" draw:layer="layout" draw:type="curve" svg:x1="25.725cm" svg:y1="21.524cm" svg:x2="25.741cm" svg:y2="18.001cm" draw:start-shape="id12" draw:start-glue-point="11" draw:end-shape="id11" draw:end-glue-point="9" svg:d="m25725 21524c0-2641 16-880 16-3523">
          <text:p/>
        </draw:connector>
        <draw:connector draw:style-name="gr3" draw:text-style-name="P3" draw:layer="layout" draw:type="curve" svg:x1="22.593cm" svg:y1="21.524cm" svg:x2="22.609cm" svg:y2="18.001cm" draw:start-shape="id12" draw:start-glue-point="5" draw:end-shape="id11" draw:end-glue-point="7" svg:d="m22593 21524c0-2641 16-880 16-3523">
          <text:p/>
        </draw:connector>
        <draw:custom-shape draw:style-name="gr9" draw:text-style-name="P2" draw:id="id13" draw:layer="layout" svg:width="4.429cm" svg:height="0.917cm" svg:x="28.931cm" svg:y="26.391cm">
          <text:p text:style-name="P1"><text:span text:style-name="T1">ProtoRol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6" draw:text-style-name="P3" draw:layer="layout" draw:type="curve" svg:x1="32.71cm" svg:y1="26.524cm" svg:x2="25.725cm" svg:y2="22.173cm" draw:start-shape="id13" draw:start-glue-point="11" draw:end-shape="id12" draw:end-glue-point="9" svg:d="m32710 26524c0-3262-6985-1087-6985-4351">
          <text:p/>
        </draw:connector>
        <draw:connector draw:style-name="gr3" draw:text-style-name="P3" draw:layer="layout" draw:type="curve" svg:x1="29.578cm" svg:y1="26.524cm" svg:x2="22.593cm" svg:y2="22.173cm" draw:start-shape="id13" draw:start-glue-point="5" draw:end-shape="id12" draw:end-glue-point="7" svg:d="m29578 26524c0-3262-6985-1087-6985-4351">
          <text:p/>
        </draw:connector>
        <draw:custom-shape draw:style-name="gr9" draw:text-style-name="P2" draw:id="id14" draw:layer="layout" svg:width="4.429cm" svg:height="0.917cm" svg:x="25.121cm" svg:y="30.201cm">
          <text:p text:style-name="P1"><text:span text:style-name="T1">ProtoModul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27.335cm" svg:y1="30.201cm" svg:x2="22.593cm" svg:y2="22.173cm" draw:start-shape="id14" draw:start-glue-point="4" draw:end-shape="id12" draw:end-glue-point="7" svg:d="m27335 30201c0-5920-4742-1907-4742-8028">
          <text:p/>
        </draw:connector>
        <draw:custom-shape draw:style-name="gr9" draw:text-style-name="P2" draw:id="id10" draw:layer="layout" svg:width="4.429cm" svg:height="0.917cm" svg:x="13.707cm" svg:y="27.026cm">
          <text:p text:style-name="P1"><text:span text:style-name="T1">MetaClas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6" draw:text-style-name="P3" draw:layer="layout" draw:type="curve" svg:x1="17.486cm" svg:y1="27.159cm" svg:x2="25.725cm" svg:y2="22.173cm" draw:start-shape="id10" draw:start-glue-point="11" draw:end-shape="id12" draw:end-glue-point="9" svg:d="m17486 27159c0-3739 8239-1247 8239-4986">
          <text:p/>
        </draw:connector>
        <draw:connector draw:style-name="gr3" draw:text-style-name="P3" draw:layer="layout" draw:type="curve" svg:x1="14.354cm" svg:y1="27.159cm" svg:x2="22.593cm" svg:y2="22.173cm" draw:start-shape="id10" draw:start-glue-point="5" draw:end-shape="id12" draw:end-glue-point="7" svg:d="m14354 27159c0-3739 8239-1247 8239-4986">
          <text:p/>
        </draw:connector>
        <draw:custom-shape draw:style-name="gr9" draw:text-style-name="P2" draw:id="id15" draw:layer="layout" svg:width="4.429cm" svg:height="0.917cm" svg:x="27.042cm" svg:y="35.916cm">
          <text:p text:style-name="P1"><text:span text:style-name="T1">TypeConstraint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29.256cm" svg:y1="35.916cm" svg:x2="14.354cm" svg:y2="27.808cm" draw:start-shape="id15" draw:start-glue-point="4" draw:end-shape="id10" draw:end-glue-point="7" svg:d="m29256 35916c0-5980-14902-1927-14902-8108">
          <text:p/>
        </draw:connector>
        <draw:custom-shape draw:style-name="gr9" draw:text-style-name="P2" draw:id="id16" draw:layer="layout" svg:width="4.429cm" svg:height="0.917cm" svg:x="2.261cm" svg:y="33.094cm">
          <text:p text:style-name="P1"><text:span text:style-name="T1">Class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6" draw:text-style-name="P3" draw:layer="layout" draw:type="curve" svg:x1="6.04cm" svg:y1="33.227cm" svg:x2="14.055cm" svg:y2="16.74cm" draw:start-shape="id16" draw:start-glue-point="11" draw:end-shape="id7" draw:end-glue-point="7" svg:d="m6040 33227c0-12364 8015-4121 8015-16487">
          <text:p/>
        </draw:connector>
        <draw:connector draw:style-name="gr3" draw:text-style-name="P3" draw:layer="layout" draw:type="curve" svg:x1="2.908cm" svg:y1="33.227cm" svg:x2="14.354cm" svg:y2="27.808cm" draw:start-shape="id16" draw:start-glue-point="5" draw:end-shape="id10" draw:end-glue-point="7" svg:d="m2908 33227c0-4063 11446-1354 11446-5419">
          <text:p/>
        </draw:connector>
        <draw:custom-shape draw:style-name="gr9" draw:text-style-name="P2" draw:id="id17" draw:layer="layout" svg:width="4.429cm" svg:height="0.917cm" svg:x="19.406cm" svg:y="42.901cm">
          <text:p text:style-name="P1"><text:span text:style-name="T1">Modul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6" draw:text-style-name="P3" draw:layer="layout" draw:type="curve" svg:x1="23.185cm" svg:y1="43.034cm" svg:x2="27.335cm" svg:y2="31.118cm" draw:start-shape="id17" draw:start-glue-point="11" draw:end-shape="id14" draw:end-glue-point="8" svg:d="m23185 43034c0-9037 4150-3080 4150-11916">
          <text:p/>
        </draw:connector>
        <draw:connector draw:style-name="gr3" draw:text-style-name="P3" draw:layer="layout" draw:type="curve" svg:x1="20.053cm" svg:y1="43.034cm" svg:x2="15.905cm" svg:y2="39.091cm" draw:start-shape="id17" draw:start-glue-point="5" draw:end-shape="id18" svg:d="m20053 43034c0-3058-4148-1087-4148-3943">
          <text:p/>
        </draw:connector>
        <draw:custom-shape draw:style-name="gr9" draw:text-style-name="P2" draw:id="id19" draw:layer="layout" svg:width="4.429cm" svg:height="0.917cm" svg:x="7.992cm" svg:y="34.646cm">
          <text:p text:style-name="P1"><text:span text:style-name="T1">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6" draw:text-style-name="P3" draw:layer="layout" draw:type="curve" draw:line-skew="5.224cm -1.386cm" svg:x1="11.771cm" svg:y1="34.779cm" svg:x2="11.321cm" svg:y2="12.598cm" draw:start-shape="id19" draw:start-glue-point="11" draw:end-shape="id3" draw:end-glue-point="6" svg:d="m11771 34779c0-8557-1169-7131-1989-10537s-1291-11644 1539-11644">
          <text:p/>
        </draw:connector>
        <draw:connector draw:style-name="gr3" draw:text-style-name="P3" draw:layer="layout" draw:type="curve" svg:x1="8.639cm" svg:y1="34.779cm" svg:x2="14.354cm" svg:y2="27.808cm" draw:start-shape="id19" draw:start-glue-point="5" draw:end-shape="id10" draw:end-glue-point="7" svg:d="m8639 34779c0-5227 5715-1742 5715-6971">
          <text:p/>
        </draw:connector>
        <draw:custom-shape draw:style-name="gr9" draw:text-style-name="P2" draw:id="id18" draw:layer="layout" svg:width="4.429cm" svg:height="0.917cm" svg:x="13.691cm" svg:y="38.174cm">
          <text:p text:style-name="P1"><text:span text:style-name="T1">Clas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6" draw:text-style-name="P3" draw:layer="layout" draw:type="curve" svg:x1="17.47cm" svg:y1="38.307cm" svg:x2="17.486cm" svg:y2="27.808cm" draw:start-shape="id18" draw:start-glue-point="11" draw:end-shape="id10" draw:end-glue-point="9" svg:d="m17470 38307c0-7873 16-2624 16-10499">
          <text:p/>
        </draw:connector>
        <draw:connector draw:style-name="gr3" draw:text-style-name="P3" draw:layer="layout" draw:type="curve" svg:x1="14.338cm" svg:y1="38.307cm" svg:x2="14.354cm" svg:y2="27.808cm" draw:start-shape="id18" draw:start-glue-point="5" draw:end-shape="id10" draw:end-glue-point="7" svg:d="m14338 38307c0-7873 16-2624 16-10499">
          <text:p/>
        </draw:connector>
        <draw:connector draw:style-name="gr10" draw:text-style-name="P3" draw:layer="layout" draw:type="curve" svg:x1="19.406cm" svg:y1="10.693cm" svg:x2="22.965cm" svg:y2="11.328cm" draw:start-shape="id4" draw:start-glue-point="10" draw:end-shape="id5" draw:end-glue-point="6" svg:d="m19406 10693c2668 0 889 635 3559 635">
          <text:p/>
        </draw:connector>
        <draw:connector draw:style-name="gr10" draw:text-style-name="P3" draw:layer="layout" draw:type="curve" svg:x1="14.326cm" svg:y1="12.598cm" svg:x2="22.965cm" svg:y2="11.328cm" draw:start-shape="id3" draw:start-glue-point="10" draw:end-shape="id5" draw:end-glue-point="6" svg:d="m14326 12598c6478 0 2159-1270 8639-1270">
          <text:p/>
        </draw:connector>
        <draw:connector draw:style-name="gr10" draw:text-style-name="P3" draw:layer="layout" draw:type="curve" svg:x1="17.484cm" svg:y1="16.416cm" svg:x2="22.498cm" svg:y2="15.137cm" draw:start-shape="id7" draw:start-glue-point="10" draw:end-shape="id6" draw:end-glue-point="6" svg:d="m17484 16416c3759 0 1252-1279 5014-1279">
          <text:p/>
        </draw:connector>
        <draw:connector draw:style-name="gr10" draw:text-style-name="P3" draw:layer="layout" draw:type="curve" svg:x1="19.405cm" svg:y1="22.122cm" svg:x2="21.946cm" svg:y2="21.849cm" draw:start-shape="id9" draw:start-glue-point="10" draw:end-shape="id12" draw:end-glue-point="6" svg:d="m19405 22122c1905 0 635-273 2541-273">
          <text:p/>
        </draw:connector>
        <draw:connector draw:style-name="gr10" draw:text-style-name="P3" draw:layer="layout" draw:type="curve" svg:x1="20.692cm" svg:y1="35.104cm" svg:x2="18.136cm" svg:y2="27.484cm" draw:start-shape="id8" draw:start-glue-point="6" draw:end-shape="id10" draw:end-glue-point="10" svg:d="m20692 35104c-1918 0-641-7620-2556-7620">
          <text:p/>
        </draw:connector>
        <draw:connector draw:style-name="gr10" draw:text-style-name="P3" draw:layer="layout" draw:type="curve" draw:line-skew="-1.268cm" svg:x1="6.69cm" svg:y1="33.552cm" svg:x2="13.707cm" svg:y2="27.484cm" draw:start-shape="id16" draw:start-glue-point="10" draw:end-shape="id10" draw:end-glue-point="6" svg:d="m6690 33552c3360 0-148-6068 7017-6068">
          <text:p/>
        </draw:connector>
        <draw:connector draw:style-name="gr10" draw:text-style-name="P3" draw:layer="layout" draw:type="curve" svg:x1="12.421cm" svg:y1="35.104cm" svg:x2="13.707cm" svg:y2="27.484cm" draw:start-shape="id19" draw:start-glue-point="10" draw:end-shape="id10" draw:end-glue-point="6" svg:d="m12421 35104c963 0 320-7620 1286-7620">
          <text:p/>
        </draw:connector>
        <draw:connector draw:style-name="gr11" draw:text-style-name="P5" draw:layer="layout" draw:type="curve" svg:x1="2.577cm" svg:y1="4.801cm" svg:x2="6.706cm" svg:y2="4.801cm" svg:d="m2577 4801h4129">
          <text:p text:style-name="P5"><text:span text:style-name="T3">isa</text:span></text:p>
        </draw:connector>
        <draw:connector draw:name="asd" draw:style-name="gr12" draw:text-style-name="P5" draw:layer="layout" draw:type="curve" svg:x1="2.5cm" svg:y1="3.518cm" svg:x2="6.687cm" svg:y2="3.576cm" svg:d="m2500 3518c3141 0 1048 58 4187 58">
          <text:p text:style-name="P3"><text:span text:style-name="T3">meta isa</text:span></text:p>
        </draw:connector>
        <draw:connector draw:style-name="gr6" draw:text-style-name="P3" draw:layer="layout" draw:type="curve" draw:line-skew="-0.084cm" svg:x1="18.041cm" svg:y1="6.433cm" svg:x2="19.394cm" svg:y2="3.531cm" draw:start-shape="id2" draw:start-glue-point="4" draw:end-shape="id1" draw:end-glue-point="8" svg:d="m18041 6433c0-2304 1353-853 1353-29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horizontal-align="justify" draw:textarea-vertical-align="bottom" draw:fit-to-contour="false" fo:padding-top="0.254cm" fo:padding-bottom="0cm" fo:padding-left="0cm" fo:padding-right="0cm" draw:shadow="hidden" draw:shadow-offset-x="0.305cm" draw:shadow-offset-y="0.305cm" draw:shadow-color="#808080" draw:measure-vertical-align="above" draw:unit="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9-01-28T19:31:54</meta:creation-date>
    <dc:date>2009-01-28T23:46:49</dc:date>
    <meta:editing-cycles>18</meta:editing-cycles>
    <meta:editing-duration>PT01H38M43S</meta:editing-duration>
    <dc:creator>Samurai Jack</dc:creator>
    <meta:document-statistic meta:object-count="62"/>
    <meta:user-defined meta:name="Info 1"/>
    <meta:user-defined meta:name="Info 2"/>
    <meta:user-defined meta:name="Info 3"/>
    <meta:user-defined meta:name="Info 4"/>
  </office:meta>
</office:document-meta>
</file>